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list-style-name="WW8Num3"/>
    <style:style style:name="P4" style:family="paragraph" style:parent-style-name="Standard">
      <style:text-properties fo:font-style="italic" style:font-style-asian="italic"/>
    </style:style>
    <style:style style:name="P5" style:family="paragraph" style:parent-style-name="Standard" style:list-style-name="WW8Num4"/>
    <style:style style:name="P6" style:family="paragraph" style:parent-style-name="Standard" style:list-style-name="WW8Num6"/>
    <style:style style:name="P7" style:family="paragraph" style:parent-style-name="Standard" style:list-style-name="WW8Num5"/>
    <style:style style:name="P8" style:family="paragraph" style:parent-style-name="Standard" style:list-style-name="WW8Num2"/>
    <style:style style:name="P9" style:family="paragraph" style:parent-style-name="Standard" style:list-style-name="WW8Num7"/>
    <style:style style:name="P10" style:family="paragraph" style:parent-style-name="Standard" style:master-page-name="Standard">
      <style:paragraph-properties style:page-number="auto"/>
      <style:text-properties fo:font-size="14pt" fo:font-weight="bold" style:font-size-asian="14pt" style:font-weight-asian="bold"/>
    </style:style>
    <style:style style:name="T1" style:family="text">
      <style:text-properties fo:text-transform="uppercase"/>
    </style:style>
    <style:style style:name="T2" style:family="text">
      <style:text-properties fo:font-weight="bold" style:font-weight-asian="bold"/>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h text:style-name="Heading_20_1" text:outline-level="1"><text:span text:style-name="T1">Criteria To Consider when preparing your PRAIRIE LAB RESEARCH PAPER</text:span></text:h>
      <text:p text:style-name="Standard"/>
      <text:p text:style-name="P2"><text:span text:style-name="T2">***DUE DATE FOR THIS PAPER IS NOW THE WEEK OF APRIL 6***</text:span></text:p>
      <text:p text:style-name="P1">***LENGTH FOR THIS PAPER SHOULD BE 3-5 TYPED, DOUBLE-SPACED PAGES WHICH WOULD INCLUDE FIGURES***</text:p>
      <text:p text:style-name="P1"/>
      <text:p text:style-name="P1">***THIS PAPER IS WORTH 20 POINTS***</text:p>
      <text:p text:style-name="P2"/>
      <text:p text:style-name="P2"/>
      <text:p text:style-name="Standard"><text:span text:style-name="T3">Abstract:</text:span> </text:p>
      <text:list xml:id="list6102281413482085375" text:style-name="WW8Num3">
        <text:list-item>
          <text:p text:style-name="P3">Was the abstract a clear and concise summary of what you did, your major findings and conclusions? (target: 150-200 words)</text:p>
        </text:list-item>
      </text:list>
      <text:p text:style-name="Standard"><text:tab/>The prairie biome consists of many organisms that interact with each other. Such interactions lead to dependencies that develop for the many species to keep living. Prairie dogs play a crucial role in this scenario. The unique greenery that prospers in this biome is affected by the prairie dog's influence. In the site we chose to study there were 5 prairie dog burrows.From the 5 burrows we scouted five random directions and five random distances. As we have gathered our results we found that most plants and greens were prevalent closer to a prairie dog burrow. As we distanced ourselves from the burrows we gradually saw less plants unless there was another burrow nearby. The most abundant greenery in the biome was grass. Total plant coverage also decreased in areas that were further away from the burrow. This concluded that prairie dogs contribute a positive influence to the ecosystem that they inhabit.</text:p>
      <text:p text:style-name="P4"/>
      <text:p text:style-name="Standard"><text:span text:style-name="T3">Title:</text:span> </text:p>
      <text:list xml:id="list20344854" text:continue-numbering="true" text:style-name="WW8Num3">
        <text:list-item>
          <text:p text:style-name="P3">Was the title detailed enough to tell the reader exactly what the study was about? <text:s/>(Note that “EBIO 2040 Lab Report” is <text:span text:style-name="T3">not</text:span> an acceptable title!)</text:p>
        </text:list-item>
      </text:list>
      <text:p text:style-name="Standard"/>
      <text:p text:style-name="P4">Introduction:</text:p>
      <text:list xml:id="list20341690" text:continue-numbering="true" text:style-name="WW8Num3">
        <text:list-item>
          <text:p text:style-name="P3">You do not need to write a complete introduction with topic and research background.</text:p>
        </text:list-item>
        <text:list-item>
          <text:p text:style-name="P3">Did you state your question(s) clearly?</text:p>
        </text:list-item>
        <text:list-item>
          <text:p text:style-name="P3">Did you state your hypothesis clearly?</text:p>
        </text:list-item>
      </text:list>
      <text:p text:style-name="Standard">In this study we are approaching the question as to if prairie dogs positively or negatively influence landscape ecology. The positive effects may result to the vegetation being closer to a burrow rather than further away as if there were a negative influence. We've hypothesized that prairie dogs convey a positive influence on the vegetation surrounding it. This positive influence may be that the prairie dogs may provide nutrients to the vegetation to grow or disperse seeds as to spread its growth. Prairie dogs may not approach to broad a radius to scavenge for food. In this case they may stay considerably close to their burrow. With this in mind the dispersal of seeds and nutrients may be considerably rich closer to the prairie dog burrow rather than faraway.</text:p>
      <text:p text:style-name="Standard"/>
      <text:p text:style-name="P4">Materials and Methods:</text:p>
      <text:list xml:id="list4403905867393581676" text:style-name="WW8Num4">
        <text:list-item>
          <text:p text:style-name="P5">You do not need to describe your study organisms, the study sites, or your data collection methods since everyone followed the same procedures.</text:p>
        </text:list-item>
        <text:list-item>
          <text:p text:style-name="P5"><text:soft-page-break/>Did you describe your data analysis?</text:p>
        </text:list-item>
        <text:list-item>
          <text:p text:style-name="P5">Did you make a strong case for which data analysis technique you used and discuss how it was appropriate for the experimental design you analyzed?</text:p>
        </text:list-item>
        <text:list-item>
          <text:p text:style-name="P5">Did you write this section in the past tense (i.e., did you state what you <text:span text:style-name="T3">did</text:span> as opposed to providing a set of directions)?</text:p>
        </text:list-item>
      </text:list>
      <text:p text:style-name="Standard"/>
      <text:p text:style-name="P4">Results:</text:p>
      <text:list xml:id="list5397464972438776802" text:style-name="WW8Num6">
        <text:list-item>
          <text:p text:style-name="P6">Did you summarize your data textually, and <text:span text:style-name="T3">clearly state</text:span> what differences you found between treatments?</text:p>
        </text:list-item>
        <text:list-item>
          <text:p text:style-name="P6">Did you provide a figure showing the results of your study?</text:p>
        </text:list-item>
        <text:list-item>
          <text:p text:style-name="P6">Did any figures adhere to the prescribed style, including:</text:p>
          <text:list>
            <text:list-item>
              <text:p text:style-name="P6">Figure number and explanatory legend (including title) located correctly</text:p>
            </text:list-item>
            <text:list-item>
              <text:p text:style-name="P6">Appropriate axes, correctly labeled, with units of measurement</text:p>
            </text:list-item>
            <text:list-item>
              <text:p text:style-name="P6">No grid lines within the figure</text:p>
            </text:list-item>
          </text:list>
        </text:list-item>
        <text:list-item>
          <text:p text:style-name="P6">Did any tables adhere to the prescribed style, including:</text:p>
          <text:list>
            <text:list-item>
              <text:p text:style-name="P6">Table number and descriptive title located correctly</text:p>
            </text:list-item>
          </text:list>
        </text:list-item>
        <text:list-item>
          <text:p text:style-name="P6">Did the figures and/or tables provide enough information to be self-contained?</text:p>
        </text:list-item>
        <text:list-item>
          <text:p text:style-name="P6">Did you refer to your figure/tables in the text appropriately?</text:p>
        </text:list-item>
        <text:list-item>
          <text:p text:style-name="P6">Did you avoid interpreting your data in this section?</text:p>
        </text:list-item>
      </text:list>
      <text:p text:style-name="Standard"/>
      <text:p text:style-name="P4">Discussion:</text:p>
      <text:list xml:id="list7636720224541854742" text:style-name="WW8Num5">
        <text:list-item>
          <text:p text:style-name="P7">Did you state whether or not your hypotheses were supported by your data?</text:p>
        </text:list-item>
        <text:list-item>
          <text:p text:style-name="P7">Did you clearly state your answer to your research question?</text:p>
        </text:list-item>
        <text:list-item>
          <text:p text:style-name="P7">If your hypothesis was not supported, did you suggest why not?</text:p>
        </text:list-item>
        <text:list-item>
          <text:p text:style-name="P7">Did you <text:span text:style-name="T3">interpret</text:span> your results? Put them in context of what other studies have found?</text:p>
        </text:list-item>
        <text:list-item>
          <text:p text:style-name="P7">Did you cite references where appropriate?</text:p>
        </text:list-item>
        <text:list-item>
          <text:p text:style-name="P7">Did you discuss any problems (especially if no results were obtained)?</text:p>
        </text:list-item>
        <text:list-item>
          <text:p text:style-name="P7">Did you suggest further or different experiments (especially appropriate if you feel there were problems to be addressed)?</text:p>
        </text:list-item>
        <text:list-item>
          <text:p text:style-name="P7">Did you write your Discussion clearly, logically, and concisely?</text:p>
        </text:list-item>
        <text:list-item>
          <text:p text:style-name="P7">Other:_____________________________________________________________________</text:p>
        </text:list-item>
      </text:list>
      <text:p text:style-name="Standard"/>
      <text:p text:style-name="P4">References:</text:p>
      <text:list xml:id="list3233309821662874210" text:style-name="WW8Num2">
        <text:list-item>
          <text:p text:style-name="P8">Did you provide references for any statements of fact that didn’t come from your own knowledge or experimental results?</text:p>
        </text:list-item>
        <text:list-item>
          <text:p text:style-name="P8">Did you include <text:span text:style-name="T3">only</text:span> those references you cited in the text?</text:p>
        </text:list-item>
        <text:list-item>
          <text:p text:style-name="P8">Did you list the references in the correct bibliographical format?</text:p>
        </text:list-item>
        <text:list-item>
          <text:p text:style-name="P8">Did you use the correct format (author, year) to cite references in the text?</text:p>
        </text:list-item>
        <text:list-item>
          <text:p text:style-name="P8">Did you cite an appropriate number of references (3+)?</text:p>
        </text:list-item>
      </text:list>
      <text:p text:style-name="Standard"/>
      <text:p text:style-name="P4">Mechanics:</text:p>
      <text:list xml:id="list2963506102720256958" text:style-name="WW8Num7">
        <text:list-item>
          <text:p text:style-name="P9">Did you type or computer print <text:span text:style-name="T3">all</text:span> parts of the report?</text:p>
        </text:list-item>
        <text:list-item>
          <text:p text:style-name="P9">Was your report free of typos, misspellings, and grammatical errors?</text:p>
        </text:list-item>
        <text:list-item>
          <text:p text:style-name="P9">Were there no recurrent problems with word choice or tone?</text:p>
        </text:list-item>
        <text:list-item>
          <text:p text:style-name="P9">Was your report presented neatly and in an easy-to-read format?</text:p>
        </text:list-item>
        <text:list-item>
          <text:p text:style-name="P9">Were all the sections clearly delineated?</text:p>
        </text:list-item>
        <text:list-item>
          <text:p text:style-name="P9"><text:soft-page-break/>Other:_____________________________________________________________________</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weight="bold" style:font-weight-asian="bold"/>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Wingdings" fo:font-size="8pt" style:font-size-asian="8pt"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fo:font-size="8pt" style:font-size-asian="8pt"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Wingdings" fo:font-size="8pt" style:font-size-asian="8pt"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Wingdings" fo:font-size="8pt" style:font-size-asian="8pt"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Wingdings" fo:font-size="8pt" style:font-size-asian="8pt"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fo:font-size="8pt" style:font-size-asian="8pt"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alloon_20_Text_20_Char" style:display-name="Balloon Text Char" style:family="text">
      <style:text-properties style:font-name="Segoe UI" fo:font-size="9pt"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tab/><text:tab/></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io 100LW</dc:title>
    <meta:initial-creator>Campbell Lab</meta:initial-creator>
    <meta:creation-date>2015-03-02T13:42:00</meta:creation-date>
    <dc:creator>manoj vasa</dc:creator>
    <dc:date>2015-04-06T00:16:20.38</dc:date>
    <meta:print-date>2000-02-08T14:17:00</meta:print-date>
    <meta:editing-cycles>8</meta:editing-cycles>
    <meta:editing-duration>PT20M</meta:editing-duration>
    <meta:document-statistic meta:table-count="0" meta:image-count="0" meta:object-count="0" meta:page-count="3" meta:paragraph-count="55" meta:word-count="832" meta:character-count="5028"/>
    <meta:generator>OpenOffice/4.1.1$Win32 OpenOffice.org_project/411m6$Build-9775</meta:generator>
  </office:meta>
</office:document-meta>
</file>